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1667in" table:align="left"/>
    </style:style>
    <style:style style:name="Table1.A" style:family="table-column">
      <style:table-column-properties style:column-width="2.1667in"/>
    </style:style>
    <style:style style:name="Table1.A1" style:family="table-cell">
      <style:table-cell-properties fo:padding="0.0382in" fo:border="0.05pt solid #000000"/>
    </style:style>
    <style:style style:name="Table2" style:family="table">
      <style:table-properties style:width="5.1979in" table:align="left"/>
    </style:style>
    <style:style style:name="Table2.A" style:family="table-column">
      <style:table-column-properties style:column-width="2.0625in"/>
    </style:style>
    <style:style style:name="Table2.B" style:family="table-column">
      <style:table-column-properties style:column-width="3.13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3" style:family="table">
      <style:table-properties style:width="3.9792in" table:align="left"/>
    </style:style>
    <style:style style:name="Table3.A" style:family="table-column">
      <style:table-column-properties style:column-width="2.1979in"/>
    </style:style>
    <style:style style:name="Table3.B" style:family="table-column">
      <style:table-column-properties style:column-width="1.7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4" style:family="table">
      <style:table-properties style:width="5.2083in" table:align="left"/>
    </style:style>
    <style:style style:name="Table4.A" style:family="table-column">
      <style:table-column-properties style:column-width="2.8958in"/>
    </style:style>
    <style:style style:name="Table4.B" style:family="table-column">
      <style:table-column-properties style:column-width="2.31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5" style:family="table">
      <style:table-properties style:width="2.1042in" table:align="left"/>
    </style:style>
    <style:style style:name="Table5.A" style:family="table-column">
      <style:table-column-properties style:column-width="2.1042in"/>
    </style:style>
    <style:style style:name="Table5.A1" style:family="table-cell">
      <style:table-cell-properties fo:padding="0.0382in" fo:border="0.05pt solid #000000"/>
    </style:style>
    <style:style style:name="Table6" style:family="table">
      <style:table-properties style:width="6.8229in" table:align="left"/>
    </style:style>
    <style:style style:name="Table6.A" style:family="table-column">
      <style:table-column-properties style:column-width="6.8229in"/>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Courier 10 Pitch" fo:font-size="10pt" fo:font-weight="normal" style:font-size-asian="10pt" style:font-weight-asian="normal" style:font-size-complex="10pt" style:font-weight-complex="normal"/>
    </style:style>
    <style:style style:name="P4" style:family="paragraph" style:parent-style-name="Standard">
      <style:paragraph-properties fo:text-align="end" style:justify-single-word="false"/>
      <style:text-properties fo:font-size="10pt" style:font-size-asian="10pt" style:font-size-complex="10pt"/>
    </style:style>
    <style:style style:name="P5" style:family="paragraph" style:parent-style-name="Standard">
      <style:paragraph-properties fo:text-align="start" style:justify-single-word="false"/>
      <style:text-properties fo:font-size="10pt" style:font-size-asian="10pt" style:font-size-complex="10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start" style:justify-single-word="false"/>
      <style:text-properties style:font-name="Courier 10 Pitch" fo:font-size="10pt" style:font-size-asian="10pt" style:font-size-complex="10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ourier 10 Pitch"/>
    </style:style>
    <style:style style:name="T3" style:family="text">
      <style:text-properties style:font-name="Courier 10 Pitch" fo:font-weight="bold" style:font-weight-asian="bold" style:font-weight-complex="bold"/>
    </style:style>
    <style:style style:name="T4" style:family="text">
      <style:text-properties style:text-position="sub 58%"/>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eb Faruki</text:p>
      <text:p text:style-name="P1">CISC4615 Data Comm &amp; Networks</text:p>
      <text:p text:style-name="P1">Dr. Xiaolan Zhang</text:p>
      <text:p text:style-name="P1">October 4, 2013</text:p>
      <text:p text:style-name="P4"/>
      <text:p text:style-name="P6">HOMEWORK 2</text:p>
      <text:p text:style-name="P7">P7</text:p>
      <text:p text:style-name="P5"><text:tab/>The total amount of time to get the IP address is the sum of all the round-trip times (RTT) it takes on its way to <text:tab/>finding the destination IP.</text:p>
      <text:p text:style-name="P5"><draw:frame draw:style-name="fr1" draw:name="Object1" text:anchor-type="as-char" svg:y="-0.1484in" svg:width="1.6398in" svg:height="0.2091in" draw:z-index="0"><draw:object xlink:href="./Object 1" xlink:type="simple" xlink:show="embed" xlink:actuate="onLoad"/><draw:image xlink:href="./ObjectReplacements/Object 1" xlink:type="simple" xlink:show="embed" xlink:actuate="onLoad"/></draw:frame></text:p>
      <text:p text:style-name="P5"><text:tab/>Once the IP is known, 2RTT<text:span text:style-name="T4">0</text:span> elapses to establish the server-client TCP connection and to GET the requested <text:tab/>object. The total time elapsed (assuming d<text:span text:style-name="T4">trans </text:span>= 0) is:</text:p>
      <text:p text:style-name="P5"><draw:frame draw:style-name="fr1" draw:name="Object2" text:anchor-type="as-char" svg:y="-0.1484in" svg:width="2.2098in" svg:height="0.2091in" draw:z-index="1"><draw:object xlink:href="./Object 2" xlink:type="simple" xlink:show="embed" xlink:actuate="onLoad"/><draw:image xlink:href="./ObjectReplacements/Object 2" xlink:type="simple" xlink:show="embed" xlink:actuate="onLoad"/></draw:frame></text:p>
      <text:p text:style-name="P5"><text:span text:style-name="T1">P8, </text:span></text:p>
      <text:p text:style-name="P5">a. Non-persistent HTTP with no parallel TCP connections:</text:p>
      <text:p text:style-name="P5"><draw:frame draw:style-name="fr1" draw:name="Object3" text:anchor-type="as-char" svg:y="-0.1484in" svg:width="4.3846in" svg:height="0.2091in" draw:z-index="2"><draw:object xlink:href="./Object 3" xlink:type="simple" xlink:show="embed" xlink:actuate="onLoad"/><draw:image xlink:href="./ObjectReplacements/Object 3" xlink:type="simple" xlink:show="embed" xlink:actuate="onLoad"/></draw:frame></text:p>
      <text:p text:style-name="P5"><text:tab/>This includes the time it takes to locate the destination IP address, the time to establish the TCP connection and <text:tab/>time for the client and server to GET and SEND each of the 8 objects, respectively.</text:p>
      <text:p text:style-name="P5">b. Non-persistent HTTP with the browser configured for 5 parallel connections:</text:p>
      <text:p text:style-name="P5"><draw:frame draw:style-name="fr1" draw:name="Object4" text:anchor-type="as-char" svg:y="-0.1484in" svg:width="4.3972in" svg:height="0.2091in" draw:z-index="3"><draw:object xlink:href="./Object 4" xlink:type="simple" xlink:show="embed" xlink:actuate="onLoad"/><draw:image xlink:href="./ObjectReplacements/Object 4" xlink:type="simple" xlink:show="embed" xlink:actuate="onLoad"/></draw:frame></text:p>
      <text:p text:style-name="P5"><text:tab/>The 8*2 is reduced to 2*2 since a 5-parallel connection only requires 2 GETs to get 8 objects if each connection <text:tab/>sends only 1 GET request.</text:p>
      <text:p text:style-name="P5">c. Persistent HTTP:</text:p>
      <text:p text:style-name="P5"><draw:frame draw:style-name="fr1" draw:name="Object5" text:anchor-type="as-char" svg:y="-0.1484in" svg:width="4.1689in" svg:height="0.2091in" draw:z-index="4"><draw:object xlink:href="./Object 5" xlink:type="simple" xlink:show="embed" xlink:actuate="onLoad"/><draw:image xlink:href="./ObjectReplacements/Object 5" xlink:type="simple" xlink:show="embed" xlink:actuate="onLoad"/></draw:frame></text:p>
      <text:p text:style-name="P5"><text:tab/>No new TCP connections must be established after each GET request. Since d<text:span text:style-name="T4">trans </text:span>= 0, a single GET request should <text:tab/>get you the 8 objects virtually instantaneously (i.e. RTT<text:span text:style-name="T4">0</text:span> time).</text:p>
      <text:p text:style-name="P5"/>
      <text:p text:style-name="P5"><text:span text:style-name="T1">P11</text:span></text:p>
      <text:p text:style-name="P5">a. Yes, parallel connections help because he can reserve more instances of non-persistent HTTP than the other 4 users.</text:p>
      <text:p text:style-name="P5">b. No, because every user including Bob would have the same # of parallel connections, meaning that Bob would get 1/5 of <text:tab/>the non-persistent HTTP instances, same as the other 4 users.</text:p>
      <text:p text:style-name="P5"/>
      <text:p text:style-name="P5"><text:span text:style-name="T1">P15</text:span></text:p>
      <text:p text:style-name="P5">MTA stands for “Mail Transfer Agents”. The originator of this spam email is: <text:s/><text:span text:style-name="T2">tennis5@pp33head.com</text:span></text:p>
      <text:p text:style-name="P5"/>
      <text:p text:style-name="P5"><text:span text:style-name="T1">P18</text:span></text:p>
      <text:p text:style-name="P5">a. A whois database is a collection of information made publicly available on registered domain names and contact <text:tab/>information for the registrant of that domain name.</text:p>
      <text:p text:style-name="P5">b. <text:span text:style-name="T3">$whois fordham.edu</text:span></text:p>
      <text:p text:style-name="P5"><text:span text:style-name="T3"><text:tab/>IT-DNS02.FORDHAM.EDU<text:tab/>150.108.28.20</text:span></text:p>
      <text:p text:style-name="P5"><text:span text:style-name="T3"><text:tab/>IT-DNS01.FORDHAM.EDU<text:tab/>150.108.27.20</text:span></text:p>
      <text:p text:style-name="P5"><text:span text:style-name="T3">$whois nytimes.com</text:span></text:p>
      <text:p text:style-name="P5"><text:span text:style-name="T3"><text:tab/>DNS.EWR1.NYTIMES.COM</text:span></text:p>
      <text:p text:style-name="P5"><text:span text:style-name="T3"><text:tab/>DNS.SEA1.NYTIMES.COM</text:span></text:p>
      <text:p text:style-name="P5">c. <text:span text:style-name="T3">$nslookup</text:span></text:p>
      <table:table table:name="Table1" table:style-name="Table1">
        <table:table-column table:style-name="Table1.A"/>
        <table:table-row>
          <table:table-cell table:style-name="Table1.A1" office:value-type="string">
            <text:p text:style-name="P2">&gt; set type=A</text:p>
            <text:p text:style-name="P9"><text:span text:style-name="T2">&gt; fordham.edu</text:span></text:p>
            <text:p text:style-name="P8"><text:span text:style-name="T2">Name:<text:tab/>fordham.edu</text:span></text:p>
            <text:p text:style-name="P8"><text:span text:style-name="T2">Address: 150.108.28.79</text:span></text:p>
            <text:p text:style-name="P9"><text:span text:style-name="T2">&gt; nytimes.com</text:span></text:p>
            <text:p text:style-name="P8"><text:span text:style-name="T2">Name: nytimes.com</text:span></text:p>
            <text:p text:style-name="P8"><text:span text:style-name="T2">Address: 170.149.168.130</text:span></text:p>
            <text:p text:style-name="P8"><text:span text:style-name="T2">Name: nytimes.com</text:span></text:p>
            <text:p text:style-name="P8"><text:span text:style-name="T2">Address: 170.149.172.130</text:span></text:p>
            <text:p text:style-name="P9"><text:soft-page-break/><text:span text:style-name="T2">&gt; data.gov</text:span></text:p>
            <text:p text:style-name="P8"><text:span text:style-name="T2">Name: data.gov</text:span></text:p>
            <text:p text:style-name="P8"><text:span text:style-name="T2">Address: 216.128.241.41</text:span></text:p>
            <text:p text:style-name="P8"><text:span text:style-name="T2">Name: data.gov</text:span></text:p>
            <text:p text:style-name="P8"><text:span text:style-name="T2">Address: 173.252.148.98</text:span></text:p>
          </table:table-cell>
        </table:table-row>
      </table:table>
      <table:table table:name="Table2" table:style-name="Table2">
        <table:table-column table:style-name="Table2.A"/>
        <table:table-column table:style-name="Table2.B"/>
        <table:table-row>
          <table:table-cell table:style-name="Table2.A1" office:value-type="string">
            <text:p text:style-name="P2">&gt; set type=NS</text:p>
            <text:p text:style-name="P2">&gt; fordham.edu</text:p>
            <text:p text:style-name="P3">ds-dc04.ds.fordham.edu.</text:p>
            <text:p text:style-name="P3">ds-dc01.ds.fordham.edu.</text:p>
            <text:p text:style-name="P3">ds-dc02.ds.fordham.edu.</text:p>
            <text:p text:style-name="P3">ds-dc03.ds.fordham.edu.</text:p>
            <text:p text:style-name="P3">gordy.fordham.edu.</text:p>
            <text:p text:style-name="P3">ds-dce1.ds.fordham.edu.</text:p>
            <text:p text:style-name="P3">eldin.fordham.edu.</text:p>
          </table:table-cell>
          <table:table-cell table:style-name="Table2.B1" office:value-type="string">
            <text:p text:style-name="P2">&gt; nytimes.com</text:p>
            <text:p text:style-name="P3">Non-authoritative:</text:p>
            <text:p text:style-name="P3">dns.sea1.nytimes.com</text:p>
            <text:p text:style-name="P3">dns.ewr1.nytimes.com</text:p>
            <text:p text:style-name="P3">Authoritative:</text:p>
            <text:p text:style-name="P3">dns.sea1.nytimes.com 170.149.173.133</text:p>
          </table:table-cell>
        </table:table-row>
      </table:table>
      <table:table table:name="Table3" table:style-name="Table3">
        <table:table-column table:style-name="Table3.A"/>
        <table:table-column table:style-name="Table3.B"/>
        <table:table-row>
          <table:table-cell table:style-name="Table3.A1" office:value-type="string">
            <text:p text:style-name="P2">&gt; data.gov</text:p>
            <text:p text:style-name="P3">Non-authoritative:</text:p>
            <text:p text:style-name="P3">dns.gsa.gov.</text:p>
            <text:p text:style-name="P3">dns2.gsa.gov.</text:p>
            <text:p text:style-name="P3">dns3.gsa.gov.</text:p>
            <text:p text:style-name="P3">dns4.gsa.gov.</text:p>
            <text:p text:style-name="P3">dns5.gsa.gov.</text:p>
            <text:p text:style-name="P3">dns6.gsa.gov.</text:p>
          </table:table-cell>
          <table:table-cell table:style-name="Table3.B1" office:value-type="string">
            <text:p text:style-name="P3">Authoritative:</text:p>
            <text:p text:style-name="P3">159.142.148.200</text:p>
            <text:p text:style-name="P3">2620:0:150:300c::11</text:p>
            <text:p text:style-name="P3">159.142.148.210</text:p>
            <text:p text:style-name="P3">209.225.2.109</text:p>
            <text:p text:style-name="P3">159.142.152.60</text:p>
            <text:p text:style-name="P3">2620:0:150:140d::11</text:p>
            <text:p text:style-name="P3">159.142.119.252</text:p>
            <text:p text:style-name="P3">159.142.90.245</text:p>
          </table:table-cell>
        </table:table-row>
      </table:table>
      <table:table table:name="Table4" table:style-name="Table4">
        <table:table-column table:style-name="Table4.A"/>
        <table:table-column table:style-name="Table4.B"/>
        <table:table-row>
          <table:table-cell table:style-name="Table4.A1" office:value-type="string">
            <text:p text:style-name="P2">&gt; set type=MX</text:p>
            <text:p text:style-name="P2">&gt; fordham.edu</text:p>
            <text:p text:style-name="P3">200 fordham.edu.s8a2.psmtp.com.</text:p>
            <text:p text:style-name="P3">100 fordham.edu.s8a1.psmtp.com.</text:p>
            <text:p text:style-name="P3">400 fordham.edu.s8b2.psmtp.com.</text:p>
            <text:p text:style-name="P3">300 fordham.edu.s8b1.psmtp.com.</text:p>
          </table:table-cell>
          <table:table-cell table:style-name="Table4.B1" office:value-type="string">
            <text:p text:style-name="P2">&gt; nytimes.com</text:p>
            <text:p text:style-name="P3">5 ALT2.ASPMX.L.GOOGLE.com.</text:p>
            <text:p text:style-name="P3">10 ASPMX2.GOOGLEMAIL.com.</text:p>
            <text:p text:style-name="P3">10 ASPMX3.GOOGLEMAIL.com.</text:p>
            <text:p text:style-name="P3">1 ASPMX.L.GOOGLE.com.</text:p>
            <text:p text:style-name="P3">5 ALT1.ASPMX.L.GOOGLE.com.</text:p>
          </table:table-cell>
        </table:table-row>
      </table:table>
      <table:table table:name="Table5" table:style-name="Table5">
        <table:table-column table:style-name="Table5.A"/>
        <table:table-row>
          <table:table-cell table:style-name="Table5.A1" office:value-type="string">
            <text:p text:style-name="P2">&gt; data.gov</text:p>
            <text:p text:style-name="P3">10 phx-smt-03.data.gov</text:p>
            <text:p text:style-name="P3">30 phl-smt-04.data.gov</text:p>
          </table:table-cell>
        </table:table-row>
      </table:table>
      <text:p text:style-name="P5"><text:span text:style-name="T3"/></text:p>
      <text:p text:style-name="P5">d. All 3 of the Web servers I performed <text:span text:style-name="T2">nslookup</text:span> on returned multiple IP addresses. Yes.</text:p>
      <text:p text:style-name="P5">e. <text:span text:style-name="T2">Search WhoisRWS: “fordham”</text:span></text:p>
      <text:p text:style-name="P5"><text:span text:style-name="T2"><text:tab/>NetRange: 150.108.0.0 – 150.108.255.255</text:span></text:p>
      <text:p text:style-name="P5">f. <text:span text:style-name="T2">whois</text:span> databases can provide the owner of a domain name and the <text:span text:style-name="T2">nslookup</text:span> can give you the IP address of the domain <text:tab/>name, thereby enabling you to target a specific company/person for a DDoS attack.</text:p>
      <text:p text:style-name="P5">g. This provides accountability for the content posted on sites. Otherwise, it would be much easier for a <text:tab/>domain owner to <text:tab/>evade responsibility for illicit or generally bad content.</text:p>
      <text:p text:style-name="P5"><text:span text:style-name="T1"/></text:p>
      <text:p text:style-name="P5"><text:span text:style-name="T1">P19,</text:span> </text:p>
      <text:p text:style-name="P5">a. <text:span text:style-name="T3">$dig </text:span><text:a xlink:type="simple" xlink:href="http://www.fordham.edu/"><text:span text:style-name="T3">www.fordham.edu</text:span></text:a></text:p>
      <table:table table:name="Table6" table:style-name="Table6">
        <table:table-column table:style-name="Table6.A"/>
        <table:table-row>
          <table:table-cell table:style-name="Table6.A1" office:value-type="string">
            <text:p text:style-name="P11">;; QUESTION SECTION:</text:p>
            <text:p text:style-name="P11">;www.fordham.edu.<text:tab/><text:tab/> <text:s text:c="5"/>IN<text:tab/> <text:s text:c="11"/>A</text:p>
            <text:p text:style-name="P11"></text:p>
            <text:p text:style-name="P11">;; ANSWER SECTION:</text:p>
            <text:p text:style-name="P11">www.fordham.edu.<text:tab/>600<text:tab/> <text:s text:c="5"/>IN<text:tab/> <text:s text:c="5"/>CNAME www.fordham.edu.edgesuite.net.</text:p>
            <text:p text:style-name="P11">www.fordham.edu.edgesuite.net. 17120 IN<text:tab/>CNAME<text:tab/>a1166.g.akamai.net.</text:p>
            <text:p text:style-name="P11">a1166.g.akamai.net.<text:tab/>18<text:tab/>IN<text:tab/> <text:s text:c="5"/>A<text:tab/>168.143.242.242</text:p>
            <text:p text:style-name="P11">a1166.g.akamai.net.<text:tab/>18<text:tab/>IN<text:tab/> <text:s text:c="5"/>A<text:tab/>168.143.242.209</text:p>
          </table:table-cell>
        </table:table-row>
      </table:table>
      <text:p text:style-name="P5"/>
      <text:p text:style-name="P5"/>
      <text:p text:style-name="P5"/>
      <text:p text:style-name="P5">b. <text:span text:style-name="T3">$dig google.com</text:span></text:p>
      <table:table table:name="Table7" table:style-name="Table7">
        <table:table-column table:style-name="Table7.A"/>
        <text:soft-page-break/>
        <table:table-row>
          <table:table-cell table:style-name="Table7.A1" office:value-type="string">
            <text:p text:style-name="P11">;; QUESTION SECTION:</text:p>
            <text:p text:style-name="P11">;google.com.<text:tab/><text:tab/><text:tab/>IN<text:tab/>A</text:p>
            <text:p text:style-name="P11"></text:p>
            <text:p text:style-name="P11">;; ANSWER SECTION:</text:p>
            <text:p text:style-name="P11">google.com.<text:tab/><text:tab/>285<text:tab/>IN<text:tab/>A<text:tab/>74.125.226.232</text:p>
            <text:p text:style-name="P11">google.com.<text:tab/><text:tab/>285<text:tab/>IN<text:tab/>A<text:tab/>74.125.226.225</text:p>
            <text:p text:style-name="P11">google.com.<text:tab/><text:tab/>285<text:tab/>IN<text:tab/>A<text:tab/>74.125.226.229</text:p>
            <text:p text:style-name="P11">google.com.<text:tab/><text:tab/>285<text:tab/>IN<text:tab/>A<text:tab/>74.125.226.228</text:p>
            <text:p text:style-name="P11">google.com.<text:tab/><text:tab/>285<text:tab/>IN<text:tab/>A<text:tab/>74.125.226.226</text:p>
            <text:p text:style-name="P11">google.com.<text:tab/><text:tab/>285<text:tab/>IN<text:tab/>A<text:tab/>74.125.226.224</text:p>
            <text:p text:style-name="P11">google.com.<text:tab/><text:tab/>285<text:tab/>IN<text:tab/>A<text:tab/>74.125.226.227</text:p>
            <text:p text:style-name="P11">google.com.<text:tab/><text:tab/>285<text:tab/>IN<text:tab/>A<text:tab/>74.125.226.238</text:p>
            <text:p text:style-name="P11">google.com.<text:tab/><text:tab/>285<text:tab/>IN<text:tab/>A<text:tab/>74.125.226.231</text:p>
            <text:p text:style-name="P11">google.com.<text:tab/><text:tab/>285<text:tab/>IN<text:tab/>A<text:tab/>74.125.226.230</text:p>
            <text:p text:style-name="P11">google.com.<text:tab/><text:tab/>285<text:tab/>IN<text:tab/>A<text:tab/>74.125.226.233</text:p>
          </table:table-cell>
        </table:table-row>
      </table:table>
      <text:p text:style-name="P2">$dig yahoo.com</text:p>
      <table:table table:name="Table8" table:style-name="Table8">
        <table:table-column table:style-name="Table8.A"/>
        <table:table-row>
          <table:table-cell table:style-name="Table8.A1" office:value-type="string">
            <text:p text:style-name="P11">;; QUESTION SECTION:</text:p>
            <text:p text:style-name="P11">;yahoo.com.<text:tab/><text:tab/><text:tab/>IN<text:tab/>A</text:p>
            <text:p text:style-name="P11"></text:p>
            <text:p text:style-name="P11">;; ANSWER SECTION:</text:p>
            <text:p text:style-name="P11">yahoo.com.<text:tab/><text:tab/>1343<text:tab/>IN<text:tab/>A<text:tab/>206.190.36.45</text:p>
            <text:p text:style-name="P11">yahoo.com.<text:tab/><text:tab/>1343<text:tab/>IN<text:tab/>A<text:tab/>98.138.253.109</text:p>
            <text:p text:style-name="P11">yahoo.com.<text:tab/><text:tab/>1343<text:tab/>IN<text:tab/>A<text:tab/>98.139.183.24</text:p>
          </table:table-cell>
        </table:table-row>
      </table:table>
      <text:p text:style-name="P2">$dig amazon.com</text:p>
      <table:table table:name="Table9" table:style-name="Table9">
        <table:table-column table:style-name="Table9.A"/>
        <table:table-row>
          <table:table-cell table:style-name="Table9.A1" office:value-type="string">
            <text:p text:style-name="P11">;; QUESTION SECTION:</text:p>
            <text:p text:style-name="P11">;amazon.com.<text:tab/><text:tab/><text:tab/>IN<text:tab/>A</text:p>
            <text:p text:style-name="P11"></text:p>
            <text:p text:style-name="P11">;; ANSWER SECTION:</text:p>
            <text:p text:style-name="P11">amazon.com.<text:tab/><text:tab/>26<text:tab/>IN<text:tab/>A<text:tab/>72.21.194.212</text:p>
            <text:p text:style-name="P11">amazon.com.<text:tab/><text:tab/>26<text:tab/>IN<text:tab/>A<text:tab/>176.32.98.166</text:p>
            <text:p text:style-name="P11">amazon.com.<text:tab/><text:tab/>26<text:tab/>IN<text:tab/>A<text:tab/>72.21.215.232</text:p>
            <text:p text:style-name="P11">amazon.com.<text:tab/><text:tab/>26<text:tab/>IN<text:tab/>A<text:tab/>205.251.242.54</text:p>
          </table:table-cell>
        </table:table-row>
      </table:table>
      <text:p text:style-name="P5"/>
      <text:p text:style-name="P5"><text:span text:style-name="T1">P32</text:span></text:p>
      <text:p text:style-name="P10">No. The client-side port is 5432 and the serverside port is 12000. Before adding this line, the client-side port number was unspecified (i.e. left up to the OS to decide). The server-side port was always 12000.</text:p>
      <text:p text:style-name="P5"/>
      <text:p text:style-name="P7">P33</text:p>
      <text:p text:style-name="P5">Yes. The disadvantage of more simultaneous TCP connections is that for each additional user, HTTP response time increases and congestion is exacerbated. The only time multiple simultaneous TCP connections can be advantageous is on a shared network connection, where each connection is assigned a time-sh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36:39</meta:creation-date>
    <dc:date>2013-10-05T00:18:21</dc:date>
    <meta:editing-duration>PT12H38M41S</meta:editing-duration>
    <meta:editing-cycles>83</meta:editing-cycles>
    <meta:generator>LibreOffice/3.5$Linux_x86 LibreOffice_project/350m1$Build-2</meta:generator>
    <meta:document-statistic meta:table-count="9" meta:image-count="0" meta:object-count="5" meta:page-count="3" meta:paragraph-count="147" meta:word-count="722" meta:character-count="5263" meta:non-whitespace-character-count="4517"/>
  </office:meta>
</office:document-meta>
</file>

<file path=Object 1/content.xml><?xml version="1.0" encoding="utf-8"?>
<math xmlns="http://www.w3.org/1998/Math/MathML">
  <semantics>
    <mrow>
      <mrow>
        <mrow>
          <mrow>
            <msub>
              <mi mathvariant="italic">RTT</mi>
              <mn>1</mn>
            </msub>
            <mo stretchy="false">+</mo>
            <msub>
              <mi mathvariant="italic">RTT</mi>
              <mn>2</mn>
            </msub>
          </mrow>
          <mo stretchy="false">+</mo>
          <mn>...</mn>
        </mrow>
        <mo stretchy="false">+</mo>
        <msub>
          <mi mathvariant="italic">RTT</mi>
          <mi>n</mi>
        </msub>
      </mrow>
    </mrow>
    <annotation encoding="StarMath 5.0">RTT_1 + RTT_2 + ... + RTT_n</annotation>
  </semantics>
</math>
</file>

<file path=Object 2/content.xml><?xml version="1.0" encoding="utf-8"?>
<math xmlns="http://www.w3.org/1998/Math/MathML">
  <semantics>
    <mrow>
      <mrow>
        <mrow>
          <mrow>
            <mrow>
              <msub>
                <mi mathvariant="italic">RTT</mi>
                <mn>1</mn>
              </msub>
              <mo stretchy="false">+</mo>
              <msub>
                <mi mathvariant="italic">RTT</mi>
                <mn>2</mn>
              </msub>
            </mrow>
            <mo stretchy="false">+</mo>
            <mn>...</mn>
          </mrow>
          <mo stretchy="false">+</mo>
          <msub>
            <mi mathvariant="italic">RTT</mi>
            <mi>n</mi>
          </msub>
        </mrow>
        <mo stretchy="false">+</mo>
        <msub>
          <mn>2RTT</mn>
          <mn>0</mn>
        </msub>
      </mrow>
    </mrow>
    <annotation encoding="StarMath 5.0">RTT_1 + RTT_2 + ... + RTT_n + 2RTT_0</annotation>
  </semantics>
</math>
</file>

<file path=Object 3/content.xml><?xml version="1.0" encoding="utf-8"?>
<math xmlns="http://www.w3.org/1998/Math/MathML">
  <semantics>
    <mrow>
      <mrow>
        <mrow>
          <mrow>
            <mrow>
              <msub>
                <mi mathvariant="italic">RTT</mi>
                <mn>1</mn>
              </msub>
              <mo stretchy="false">+</mo>
              <mn>...</mn>
            </mrow>
            <mo stretchy="false">+</mo>
            <msub>
              <mi mathvariant="italic">RTT</mi>
              <mi>n</mi>
            </msub>
          </mrow>
          <mo stretchy="false">+</mo>
          <msub>
            <mn>2RTT</mn>
            <mn>0</mn>
          </msub>
        </mrow>
        <mo stretchy="false">+</mo>
        <mrow>
          <mn>8</mn>
          <mo stretchy="false">⋅</mo>
          <msub>
            <mn>2RTT</mn>
            <mn>0</mn>
          </msub>
        </mrow>
      </mrow>
      <mrow>
        <mi/>
        <mo stretchy="false">=</mo>
        <mi/>
      </mrow>
      <mrow>
        <mrow>
          <msub>
            <mn>18RTT</mn>
            <mn>0</mn>
          </msub>
          <mo stretchy="false">+</mo>
          <msub>
            <mi mathvariant="italic">RTT</mi>
            <mn>1</mn>
          </msub>
        </mrow>
        <mo stretchy="false">+</mo>
        <mn>...</mn>
      </mrow>
      <msub>
        <mi mathvariant="italic">RTT</mi>
        <mi>n</mi>
      </msub>
    </mrow>
    <annotation encoding="StarMath 5.0">RTT_1 + ... + RTT_n + 2RTT_0 + 8 cdot 2RTT_0 ~=~ 18RTT_0 + RTT_1 + ... RTT_n</annotation>
  </semantics>
</math>
</file>

<file path=Object 4/content.xml><?xml version="1.0" encoding="utf-8"?>
<math xmlns="http://www.w3.org/1998/Math/MathML">
  <semantics>
    <mrow>
      <mrow>
        <mrow>
          <mrow>
            <mrow>
              <msub>
                <mi mathvariant="italic">RTT</mi>
                <mn>1</mn>
              </msub>
              <mo stretchy="false">+</mo>
              <mn>...</mn>
            </mrow>
            <mo stretchy="false">+</mo>
            <msub>
              <mi mathvariant="italic">RTT</mi>
              <mi>n</mi>
            </msub>
          </mrow>
          <mo stretchy="false">+</mo>
          <msub>
            <mn>2RTT</mn>
            <mn>0</mn>
          </msub>
        </mrow>
        <mo stretchy="false">+</mo>
        <mrow>
          <mn>2</mn>
          <mo stretchy="false">⋅</mo>
          <msub>
            <mn>2RTT</mn>
            <mn>0</mn>
          </msub>
        </mrow>
      </mrow>
      <mrow>
        <mi/>
        <mo stretchy="false">=</mo>
        <mi/>
      </mrow>
      <mrow>
        <mrow>
          <mrow>
            <msub>
              <mn>6RTT</mn>
              <mn>0</mn>
            </msub>
            <mo stretchy="false">+</mo>
            <msub>
              <mi mathvariant="italic">RTT</mi>
              <mn>1</mn>
            </msub>
          </mrow>
          <mo stretchy="false">+</mo>
          <mn>...</mn>
        </mrow>
        <mo stretchy="false">+</mo>
        <msub>
          <mi mathvariant="italic">RTT</mi>
          <mi>n</mi>
        </msub>
      </mrow>
    </mrow>
    <annotation encoding="StarMath 5.0">RTT_1 + ... + RTT_n + 2RTT_0 + 2 cdot 2RTT_0 ~=~ 6RTT_0 + RTT_1 + ... + RTT_n</annotation>
  </semantics>
</math>
</file>

<file path=Object 5/content.xml><?xml version="1.0" encoding="utf-8"?>
<math xmlns="http://www.w3.org/1998/Math/MathML">
  <semantics>
    <mrow>
      <mrow>
        <mrow>
          <mrow>
            <mrow>
              <msub>
                <mi mathvariant="italic">RTT</mi>
                <mn>1</mn>
              </msub>
              <mo stretchy="false">+</mo>
              <mn>...</mn>
            </mrow>
            <mo stretchy="false">+</mo>
            <msub>
              <mi mathvariant="italic">RTT</mi>
              <mi>n</mi>
            </msub>
          </mrow>
          <mo stretchy="false">+</mo>
          <msub>
            <mn>2RTT</mn>
            <mn>0</mn>
          </msub>
        </mrow>
        <mo stretchy="false">+</mo>
        <msub>
          <mi mathvariant="italic">RTT</mi>
          <mn>0</mn>
        </msub>
      </mrow>
      <mrow>
        <mi/>
        <mo stretchy="false">=</mo>
        <mi/>
      </mrow>
      <mrow>
        <mrow>
          <mrow>
            <msub>
              <mn>3RTT</mn>
              <mn>0</mn>
            </msub>
            <mo stretchy="false">+</mo>
            <msub>
              <mi mathvariant="italic">RTT</mi>
              <mn>1</mn>
            </msub>
          </mrow>
          <mo stretchy="false">+</mo>
          <mn>...</mn>
        </mrow>
        <mo stretchy="false">+</mo>
        <msub>
          <mi mathvariant="italic">RTT</mi>
          <mi>n</mi>
        </msub>
      </mrow>
    </mrow>
    <annotation encoding="StarMath 5.0">RTT_1 + ... + RTT_n + 2RTT_0 + RTT_0 ~=~ 3RTT_0 + RTT_1 + ... + RTT_n</annotation>
  </semantics>
</math>
</file>